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980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cm" fo:min-width="0.207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495cm" svg:height="1.495cm" svg:x="10.193cm" svg:y="14.392cm" draw:kind="section" draw:start-angle="120.04" draw:end-angle="60.67">
            <text:p/>
          </draw:circle>
          <draw:custom-shape draw:style-name="gr2" draw:text-style-name="P2" draw:layer="layout" svg:width="1.495cm" svg:height="1.498cm" svg:x="10.191cm" svg:y="14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3" draw:layer="layout" svg:x1="10.189cm" svg:y1="15.136cm" svg:x2="11.683cm" svg:y2="15.136cm">
            <text:p/>
          </draw:line>
          <draw:line draw:style-name="gr3" draw:text-style-name="P3" draw:layer="layout" svg:x1="11.307cm" svg:y1="14.487cm" svg:x2="10.558cm" svg:y2="15.784cm">
            <text:p/>
          </draw:line>
          <draw:line draw:style-name="gr3" draw:text-style-name="P3" draw:layer="layout" svg:x1="10.558cm" svg:y1="14.487cm" svg:x2="11.307cm" svg:y2="15.7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1:31.008411396</meta:creation-date>
    <dc:date>2018-05-07T13:51:55.482978478</dc:date>
    <meta:editing-duration>PT24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